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f9278" officeooo:paragraph-rsid="000f9278"/>
    </style:style>
    <style:style style:name="P2" style:family="paragraph" style:parent-style-name="Text_20_body">
      <style:text-properties fo:font-weight="bold" officeooo:rsid="000f9278" officeooo:paragraph-rsid="000f9278" style:font-weight-asian="bold" style:font-weight-complex="bold"/>
    </style:style>
    <style:style style:name="P3" style:family="paragraph" style:parent-style-name="Text_20_body">
      <style:text-properties fo:font-weight="bold" officeooo:rsid="000f9278" officeooo:paragraph-rsid="00139e78" style:font-weight-asian="bold" style:font-weight-complex="bold"/>
    </style:style>
    <style:style style:name="P4" style:family="paragraph" style:parent-style-name="Text_20_body" style:list-style-name="L1">
      <style:text-properties fo:font-weight="bold" officeooo:rsid="001285fe" officeooo:paragraph-rsid="001285fe" style:font-weight-asian="bold" style:font-weight-complex="bold"/>
    </style:style>
    <style:style style:name="P5" style:family="paragraph" style:parent-style-name="Text_20_body">
      <style:text-properties fo:font-weight="bold" officeooo:rsid="000f9278" officeooo:paragraph-rsid="000f9278" style:font-weight-asian="bold" style:font-weight-complex="bold"/>
    </style:style>
    <style:style style:name="P6" style:family="paragraph" style:parent-style-name="Text_20_body">
      <style:text-properties fo:font-weight="normal" officeooo:rsid="000f9278" officeooo:paragraph-rsid="000f9278" style:font-weight-asian="normal" style:font-weight-complex="normal"/>
    </style:style>
    <style:style style:name="P7" style:family="paragraph" style:parent-style-name="Text_20_body">
      <style:text-properties fo:font-weight="normal" officeooo:rsid="00173d7a" officeooo:paragraph-rsid="00173d7a" style:font-weight-asian="normal" style:font-weight-complex="normal"/>
    </style:style>
    <style:style style:name="P8" style:family="paragraph" style:parent-style-name="Text_20_body">
      <style:text-properties fo:font-weight="normal" officeooo:rsid="00173d7a" officeooo:paragraph-rsid="001c3eae" style:font-weight-asian="normal" style:font-weight-complex="normal"/>
    </style:style>
    <style:style style:name="P9" style:family="paragraph" style:parent-style-name="Heading_20_1">
      <style:text-properties officeooo:rsid="001285fe" officeooo:paragraph-rsid="001285fe"/>
    </style:style>
    <style:style style:name="P10" style:family="paragraph" style:parent-style-name="Heading_20_1">
      <style:text-properties fo:font-weight="bold" officeooo:rsid="00173d7a" officeooo:paragraph-rsid="00173d7a" style:font-weight-asian="bold" style:font-weight-complex="bold"/>
    </style:style>
    <style:style style:name="T1" style:family="text">
      <style:text-properties officeooo:rsid="00137c05"/>
    </style:style>
    <style:style style:name="T2" style:family="text">
      <style:text-properties officeooo:rsid="00139e78"/>
    </style:style>
    <style:style style:name="T3" style:family="text">
      <style:text-properties officeooo:rsid="0013d54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9067" style:font-weight-asian="bold" style:font-weight-complex="bold"/>
    </style:style>
    <style:style style:name="T6" style:family="text">
      <style:text-properties fo:font-weight="bold" officeooo:rsid="001a8087" style:font-weight-asian="bold" style:font-weight-complex="bold"/>
    </style:style>
    <style:style style:name="T7" style:family="text">
      <style:text-properties fo:font-size="16pt" fo:font-weight="bold" officeooo:rsid="00189067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ment Compiler et exécuter le projet Tout Avis ??</text:p>
      <text:p text:style-name="Text_20_body"/>
      <text:h text:style-name="P9" text:outline-level="1">Prérequis : </text:h>
      <text:list xml:id="list2048053035" text:style-name="L1">
        <text:list-item>
          <text:p text:style-name="P4">Machine disposant d’une version à jour de JDK et de JRE</text:p>
        </text:list-item>
        <text:list-item>
          <text:p text:style-name="P4">Attention, Si a l’exécution une erreur de classfile apparaît, procéder à une mise à jour / regression de la JRE uo de la JDK. En effet il faudrait qu’ils en soient à la même version pour <text:span text:style-name="T1">la bonne marche de la manipulation.</text:span></text:p>
        </text:list-item>
      </text:list>
      <text:h text:style-name="Heading_20_1" text:outline-level="1">Compilation : </text:h>
      <text:p text:style-name="P1">Dans <text:span text:style-name="T3">le répertoire du projet Tout Avis </text:span>sur une machine disposant d’une version de JDK, exécuter la commande :</text:p>
      <text:p text:style-name="P3">javac src/<text:span text:style-name="T2">HMI</text:span>/*.java <text:s/>src/<text:span text:style-name="T2">opinion</text:span>/*.java <text:s/>src/<text:span text:style-name="T2">exceptions</text:span>/*.java</text:p>
      <text:h text:style-name="Heading_20_1" text:outline-level="1">Execution : </text:h>
      <text:p text:style-name="P6">Pour lancer l’interface Homme-Machine, exécuter : </text:p>
      <text:p text:style-name="P2">java opinion.HMI</text:p>
      <text:p text:style-name="P2"/>
      <text:h text:style-name="P10" text:outline-level="1">Générer Javadoc :</text:h>
      <text:p text:style-name="P7">Pour générer la documentation relative au projet exécuter en ligne de commande dans le repertoire projet :</text:p>
      <text:p text:style-name="P8"><text:s/><text:span text:style-name="T4">javadoc -sourcepath </text:span><text:span text:style-name="T6">src</text:span><text:span text:style-name="T4"> -classpath </text:span><text:span text:style-name="T6">src</text:span><text:span text:style-name="T4"> -</text:span><text:span text:style-name="T6">d Nom_du_dossier_HTML </text:span><text:span text:style-name="T7">Nom_du_package -</text:span><text:span text:style-name="T4">qui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21:52:38.045636928</meta:creation-date>
    <dc:date>2019-06-08T11:04:27.720091992</dc:date>
    <meta:editing-duration>PT20M45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30" meta:character-count="813" meta:non-whitespace-character-count="691"/>
  </office:meta>
</office:document-meta>
</file>